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3fc2f" officeooo:paragraph-rsid="0003fc2f"/>
    </style:style>
    <style:style style:name="P2" style:family="paragraph" style:parent-style-name="Standard">
      <style:text-properties officeooo:rsid="00049fe5" officeooo:paragraph-rsid="00049fe5"/>
    </style:style>
    <style:style style:name="P3" style:family="paragraph" style:parent-style-name="Standard">
      <style:text-properties officeooo:rsid="0005a408" officeooo:paragraph-rsid="0005a408"/>
    </style:style>
    <style:style style:name="P4" style:family="paragraph" style:parent-style-name="Standard">
      <style:text-properties officeooo:rsid="0006e092" officeooo:paragraph-rsid="0006e092"/>
    </style:style>
    <style:style style:name="P5" style:family="paragraph" style:parent-style-name="Standard">
      <style:text-properties officeooo:rsid="0005a408" officeooo:paragraph-rsid="0005a408"/>
    </style:style>
    <style:style style:name="P6" style:family="paragraph" style:parent-style-name="Standard">
      <style:text-properties officeooo:rsid="0007952d" officeooo:paragraph-rsid="0007952d"/>
    </style:style>
    <style:style style:name="T1" style:family="text">
      <style:text-properties officeooo:rsid="00049f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2. ¿Por qué se dice que el set de instrucciones Thumb permite mayor densidad de código?. Explique.</text:p>
      <text:p text:style-name="P3"/>
      <text:p text:style-name="P3">El set de instrucciones de los procesadores Cortex-M se llama Thumb y esta basado en la tecnologia <text:s/>Thumb-2. Soporta una mezcla entre instrucciones de 16 y 32 bits.</text:p>
      <text:p text:style-name="P6">En la familia de procesadores ARM7 y ARM9, se debe cambiar de estado si se desea ejecutar calculos complejos o un gran numero de operaciones condicionales. Los procesadores Cortex-M, en cambio, pueden mezclar operaciones de 16 y 32 bits sin cambiar de estado. Esto permite mayor densidad de codigo y performance sin complejidad extra.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>7. ¿Qué se entiende por modelo de registros ortogonal? Dé un ejemplo</text:p>
      <text:p text:style-name="Standard"/>
      <text:p text:style-name="Standard">14. ¿Qué es el CMSIS? ¿Qué función cumple? ¿Quién lo provee? ¿Qué ventajas aporta?</text:p>
      <text:p text:style-name="Standard"/>
      <text:p text:style-name="P4">CMSIS es una iniciativa de ARM para proveer librerias y una API standard para la programacion de <text:s/>los procesadores de la familia Cortex-M. Esto permite reutilizar codigo e incrementar su portabilidad</text:p>
      <text:p text:style-name="Standard"/>
      <text:p text:style-name="Standard">17. ¿Qué es el systick? ¿Por qué puede afirmarse que su implementación favorece la</text:p>
      <text:p text:style-name="Standard">portabilidad de los sistemas operativos embebidos?</text:p>
      <text:p text:style-name="Standard"/>
      <text:p text:style-name="P2">Los procesadores Cortex-M poseen un timer integrado llamado SysTick (System Tick) que genera una excepcion en intervalos regulares de tiempo.</text:p>
      <text:p text:style-name="P2"/>
      <text:p text:style-name="P2">En el contexto de un sistema operativo, se utiliza al Systick Timer para el manejo de tareas y cambio de contexto. Fuera de los sistemas operativos, se utiliza a este componente para implementar interrupciones, generar delays o medir tiempos.</text:p>
      <text:p text:style-name="Standard"/>
      <text:p text:style-name="P1">El temporizador <text:span text:style-name="T1">S</text:span>ys<text:span text:style-name="T1">T</text:span>ick favorece la portabilidad de los sistemas operativos <text:span text:style-name="T1">ya que es una característica que todos los procesadores Cortex-M poseen. Esto hace que esa porción del código del sistema operativo, pueda funcionar en todos los procesadores de la arquitectura sin modificacio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19:57:52.020118420</meta:creation-date>
    <dc:date>2022-04-03T14:53:09.225316304</dc:date>
    <meta:editing-duration>PT31M3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77" meta:character-count="1749" meta:non-whitespace-character-count="1481"/>
  </office:meta>
</office:document-meta>
</file>